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5" style:family="paragraph" style:parent-style-name="Table_20_Contents">
      <style:text-properties officeooo:paragraph-rsid="004d3c50"/>
    </style:style>
    <style:style style:name="P56" style:family="paragraph" style:parent-style-name="Table_20_Contents">
      <style:text-properties officeooo:paragraph-rsid="006e8e1a"/>
    </style:style>
    <style:style style:name="P57" style:family="paragraph" style:parent-style-name="Table_20_Contents">
      <style:text-properties officeooo:paragraph-rsid="00767c54"/>
    </style:style>
    <style:style style:name="P58" style:family="paragraph" style:parent-style-name="Table_20_Contents">
      <style:text-properties officeooo:paragraph-rsid="009375c2"/>
    </style:style>
    <style:style style:name="P59" style:family="paragraph" style:parent-style-name="Table_20_Contents">
      <style:text-properties officeooo:paragraph-rsid="00b698e2"/>
    </style:style>
    <style:style style:name="P60" style:family="paragraph" style:parent-style-name="Table_20_Contents">
      <style:text-properties officeooo:paragraph-rsid="00bfdbd1"/>
    </style:style>
    <style:style style:name="P61" style:family="paragraph" style:parent-style-name="Table_20_Contents">
      <style:text-properties officeooo:paragraph-rsid="00e67b40"/>
    </style:style>
    <style:style style:name="P62" style:family="paragraph" style:parent-style-name="Table_20_Contents">
      <style:text-properties officeooo:paragraph-rsid="00e75ea5"/>
    </style:style>
    <style:style style:name="P63" style:family="paragraph" style:parent-style-name="Table_20_Contents">
      <style:text-properties officeooo:paragraph-rsid="0108f4cf"/>
    </style:style>
    <style:style style:name="P64" style:family="paragraph" style:parent-style-name="Table_20_Contents">
      <style:text-properties officeooo:paragraph-rsid="010e8474"/>
    </style:style>
    <style:style style:name="P65" style:family="paragraph" style:parent-style-name="Table_20_Contents">
      <style:text-properties officeooo:paragraph-rsid="011fee52"/>
    </style:style>
    <style:style style:name="P66" style:family="paragraph" style:parent-style-name="Table_20_Contents">
      <style:text-properties officeooo:paragraph-rsid="01262962"/>
    </style:style>
    <style:style style:name="P67" style:family="paragraph" style:parent-style-name="Table_20_Contents">
      <style:text-properties officeooo:paragraph-rsid="0127770a"/>
    </style:style>
    <style:style style:name="P68" style:family="paragraph" style:parent-style-name="Table_20_Contents">
      <style:text-properties officeooo:paragraph-rsid="012a02c9"/>
    </style:style>
    <style:style style:name="P69" style:family="paragraph" style:parent-style-name="Table_20_Contents">
      <style:text-properties officeooo:paragraph-rsid="012d6f0c"/>
    </style:style>
    <style:style style:name="P70" style:family="paragraph" style:parent-style-name="Table_20_Contents">
      <style:text-properties officeooo:paragraph-rsid="014029c5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0ba44b"/>
    </style:style>
    <style:style style:name="P73" style:family="paragraph" style:parent-style-name="Table_20_Contents">
      <style:text-properties officeooo:paragraph-rsid="0116c433"/>
    </style:style>
    <style:style style:name="P74" style:family="paragraph" style:parent-style-name="Table_20_Contents">
      <style:text-properties officeooo:paragraph-rsid="015fc100"/>
    </style:style>
    <style:style style:name="P75" style:family="paragraph" style:parent-style-name="Table_20_Contents">
      <style:text-properties officeooo:paragraph-rsid="017f7b3e"/>
    </style:style>
    <style:style style:name="P76" style:family="paragraph" style:parent-style-name="Table_20_Contents">
      <style:text-properties officeooo:paragraph-rsid="01924b2d"/>
    </style:style>
    <style:style style:name="P77" style:family="paragraph" style:parent-style-name="Table_20_Contents">
      <style:text-properties officeooo:paragraph-rsid="01c4af9a"/>
    </style:style>
    <style:style style:name="P78" style:family="paragraph" style:parent-style-name="Table_20_Contents">
      <style:text-properties officeooo:paragraph-rsid="01c67a72"/>
    </style:style>
    <style:style style:name="P79" style:family="paragraph" style:parent-style-name="Table_20_Contents">
      <style:text-properties officeooo:paragraph-rsid="01d72fd8"/>
    </style:style>
    <style:style style:name="P80" style:family="paragraph" style:parent-style-name="Table_20_Contents">
      <style:text-properties officeooo:paragraph-rsid="01daa4a7"/>
    </style:style>
    <style:style style:name="P81" style:family="paragraph" style:parent-style-name="Table_20_Contents">
      <style:text-properties officeooo:paragraph-rsid="0072b850"/>
    </style:style>
    <style:style style:name="P82" style:family="paragraph" style:parent-style-name="Table_20_Contents">
      <style:text-properties officeooo:paragraph-rsid="003a1440"/>
    </style:style>
    <style:style style:name="P83" style:family="paragraph" style:parent-style-name="Table_20_Contents">
      <style:text-properties officeooo:paragraph-rsid="0049a42a"/>
    </style:style>
    <style:style style:name="P84" style:family="paragraph" style:parent-style-name="Table_20_Contents">
      <style:text-properties officeooo:paragraph-rsid="01f2ee4b"/>
    </style:style>
    <style:style style:name="P85" style:family="paragraph" style:parent-style-name="Table_20_Contents">
      <style:text-properties officeooo:paragraph-rsid="01f34d1f"/>
    </style:style>
    <style:style style:name="P86" style:family="paragraph" style:parent-style-name="Table_20_Contents">
      <style:text-properties officeooo:paragraph-rsid="01f75a5d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a3a56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text-properties officeooo:paragraph-rsid="022f0ff6"/>
    </style:style>
    <style:style style:name="P97" style:family="paragraph" style:parent-style-name="Table_20_Contents">
      <style:text-properties officeooo:paragraph-rsid="0230b508"/>
    </style:style>
    <style:style style:name="P98" style:family="paragraph" style:parent-style-name="Table_20_Contents">
      <style:text-properties officeooo:paragraph-rsid="02465c88"/>
    </style:style>
    <style:style style:name="P99" style:family="paragraph" style:parent-style-name="Table_20_Contents">
      <style:text-properties officeooo:paragraph-rsid="024b2dcf"/>
    </style:style>
    <style:style style:name="P100" style:family="paragraph" style:parent-style-name="Table_20_Contents">
      <style:text-properties officeooo:paragraph-rsid="024d698d"/>
    </style:style>
    <style:style style:name="P101" style:family="paragraph" style:parent-style-name="Table_20_Contents">
      <style:text-properties officeooo:paragraph-rsid="025498b0"/>
    </style:style>
    <style:style style:name="P102" style:family="paragraph" style:parent-style-name="Table_20_Contents">
      <style:text-properties officeooo:paragraph-rsid="025534ce"/>
    </style:style>
    <style:style style:name="P103" style:family="paragraph" style:parent-style-name="Table_20_Contents">
      <style:text-properties officeooo:paragraph-rsid="0258ad30"/>
    </style:style>
    <style:style style:name="P104" style:family="paragraph" style:parent-style-name="Table_20_Contents">
      <style:text-properties officeooo:paragraph-rsid="025be045"/>
    </style:style>
    <style:style style:name="P105" style:family="paragraph" style:parent-style-name="Table_20_Contents">
      <style:text-properties officeooo:paragraph-rsid="025e6e41"/>
    </style:style>
    <style:style style:name="P10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7" style:family="paragraph" style:parent-style-name="Table_20_Contents">
      <style:text-properties officeooo:paragraph-rsid="025e6e41"/>
    </style:style>
    <style:style style:name="P108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465c8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1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style:font-name-complex="Courier New"/>
    </style:style>
    <style:style style:name="T17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251ee9b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officeooo:rsid="00c77656"/>
    </style:style>
    <style:style style:name="T181" style:family="text">
      <style:text-properties officeooo:rsid="0213f657"/>
    </style:style>
    <style:style style:name="T182" style:family="text">
      <style:text-properties officeooo:rsid="023cd5a7"/>
    </style:style>
    <style:style style:name="T183" style:family="text">
      <style:text-properties officeooo:rsid="021570c6"/>
    </style:style>
    <style:style style:name="T184" style:family="text">
      <style:text-properties officeooo:rsid="023d069c"/>
    </style:style>
    <style:style style:name="T185" style:family="text">
      <style:text-properties officeooo:rsid="023ec219"/>
    </style:style>
    <style:style style:name="T18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7" style:family="text">
      <style:text-properties officeooo:rsid="02646e91"/>
    </style:style>
    <style:style style:name="T18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text:span text:style-name="Default_20_Paragraph_20_Font"><text:span text:style-name="T174">Celestra cheatsheet – v</text:span></text:span><text:span text:style-name="Default_20_Paragraph_20_Font"><text:span text:style-name="T176">5</text:span></text:span><text:span text:style-name="Default_20_Paragraph_20_Font"><text:span text:style-name="T175">.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79">4</text:span></text:span><text:span text:style-name="Default_20_Paragraph_20_Font"><text:span text:style-name="T17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77"><text:s/>celestra </text:span></text:span><text:span text:style-name="Default_20_Paragraph_20_Font"><text:span text:style-name="T7"><text:s/>and/or the </text:span></text:span><text:span text:style-name="Default_20_Paragraph_20_Font"><text:span text:style-name="T77"><text:s/></text:span></text:span><text:span text:style-name="Default_20_Paragraph_20_Font"><text:span text:style-name="T78">CEL</text:span></text:span><text:span text:style-name="Default_20_Paragraph_20_Font"><text:span text:style-name="T77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77"><text:s/></text:span></text:span><text:span text:style-name="Default_20_Paragraph_20_Font"><text:span text:style-name="T79">CEL</text:span></text:span><text:span text:style-name="Default_20_Paragraph_20_Font"><text:span text:style-name="T77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0">Core API</text:p>
          </table:table-cell>
          <table:table-cell table:style-name="Table1.A1" office:value-type="string">
            <text:p text:style-name="P92">DOM <text:span text:style-name="T187">API</text:span></text:p>
          </table:table-cell>
          <table:table-cell table:style-name="Table1.C1" office:value-type="string">
            <text:p text:style-name="P53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2"><text:span text:style-name="Source_20_Text"><text:span text:style-name="T30">delay(&lt;ms&gt;).then(&lt;callback&gt;);<text:line-break/></text:span></text:span><text:span text:style-name="Source_20_Text"><text:span text:style-name="T64">sleep(&lt;ms&gt;).then(&lt;callback&gt;);</text:span></text:span></text:p>
            <text:p text:style-name="P55"><text:span text:style-name="Source_20_Text"><text:span text:style-name="T30">inherit(&lt;subclass&gt;,&lt;superclass&gt;);</text:span></text:span></text:p>
            <text:p text:style-name="P76"><text:span text:style-name="Source_20_Text"><text:span text:style-name="T30">randomBoolean</text:span></text:span><text:span text:style-name="Source_20_Text"><text:span text:style-name="T49">();</text:span></text:span></text:p>
            <text:p text:style-name="P76"><text:span text:style-name="Source_20_Text"><text:span text:style-name="T52">randomID([hyphens=true][,usedate=false]);</text:span></text:span></text:p>
            <text:p text:style-name="P57"><text:span text:style-name="Source_20_Text"><text:span text:style-name="T30">randomString([length[,specChar</text:span></text:span><text:span text:style-name="Source_20_Text"><text:span text:style-name="T50">=false</text:span></text:span><text:span text:style-name="Source_20_Text"><text:span text:style-name="T30">]]);</text:span></text:span></text:p>
            <text:p text:style-name="P57"><text:span text:style-name="Source_20_Text"><text:span text:style-name="T7">nanoid([size=21[,alphabet="ABCDEFGHIJKLMNOPQRSTUVWXYZabcdefghijklmnopqrstuvwxyz0123456789_-"]]);</text:span></text:span></text:p>
            <text:p text:style-name="P85"><text:span text:style-name="Source_20_Text"><text:span text:style-name="T30">b64Encode(&lt;string&gt;); b64Decode(&lt;</text:span></text:span><text:span text:style-name="Source_20_Text"><text:span text:style-name="T98">str</text:span></text:span><text:span text:style-name="Source_20_Text"><text:span text:style-name="T119">ing</text:span></text:span><text:span text:style-name="Source_20_Text"><text:span text:style-name="T30">&gt;);</text:span></text:span></text:p>
            <text:p text:style-name="P55"><text:span text:style-name="Source_20_Text"><text:span text:style-name="T30">javaHash(&lt;data&gt;[,hexa</text:span></text:span><text:span text:style-name="Source_20_Text"><text:span text:style-name="T50">=false</text:span></text:span><text:span text:style-name="Source_20_Text"><text:span text:style-name="T30">]);</text:span></text:span></text:p>
            <text:p text:style-name="P55"><text:span text:style-name="Source_20_Text"><text:span text:style-name="T30">getUrlVars([str=location.search]);</text:span></text:span></text:p>
            <text:p text:style-name="P55"><text:span text:style-name="Source_20_Text"><text:span text:style-name="T30">obj2string(&lt;object&gt;);</text:span></text:span></text:p>
            <text:p text:style-name="P55"><text:span text:style-name="Source_20_Text"><text:span text:style-name="T57">classof</text:span></text:span><text:span text:style-name="Source_20_Text"><text:span text:style-name="T30">(&lt;variable&gt;[,type[,throw=false]</text:span></text:span><text:span text:style-name="Source_20_Text"><text:span text:style-name="T58">]</text:span></text:span><text:span text:style-name="Source_20_Text"><text:span text:style-name="T30">);</text:span></text:span></text:p>
            <text:p text:style-name="P55"><text:span text:style-name="Source_20_Text"><text:span text:style-name="T30">extend([deep,]&lt;target&gt;,&lt;source1&gt;[,srcN]);</text:span></text:span></text:p>
            <text:p text:style-name="P98"><text:span text:style-name="Source_20_Text"><text:span text:style-name="T30">sizeIn(&lt;</text:span></text:span><text:span text:style-name="Source_20_Text"><text:span text:style-name="T122">obj</text:span></text:span><text:span text:style-name="Source_20_Text"><text:span text:style-name="T30">&gt;); </text:span></text:span><text:span text:style-name="Source_20_Text"><text:span text:style-name="T60">and popIn(&lt;</text:span></text:span><text:span text:style-name="Source_20_Text"><text:span text:style-name="T122">obj</text:span></text:span><text:span text:style-name="Source_20_Text"><text:span text:style-name="T60">&gt;,&lt;</text:span></text:span><text:span text:style-name="Source_20_Text"><text:span text:style-name="T122">prop</text:span></text:span><text:span text:style-name="Source_20_Text"><text:span text:style-name="T60">&gt;);</text:span></text:span></text:p>
            <text:p text:style-name="P104"><text:span text:style-name="Source_20_Text"><text:span text:style-name="T30">forIn(&lt;</text:span></text:span><text:span text:style-name="Source_20_Text"><text:span text:style-name="T123">obj</text:span></text:span><text:span text:style-name="Source_20_Text"><text:span text:style-name="T124">ect</text:span></text:span><text:span text:style-name="Source_20_Text"><text:span text:style-name="T30">&gt;,&lt;</text:span></text:span><text:span text:style-name="Source_20_Text"><text:span text:style-name="T124">callback</text:span></text:span><text:span text:style-name="Source_20_Text"><text:span text:style-name="T30">&gt;);</text:span></text:span></text:p>
            <text:p text:style-name="P104"><text:span text:style-name="Source_20_Text"><text:span text:style-name="T30">f</text:span></text:span><text:span text:style-name="Source_20_Text"><text:span text:style-name="T44">ilter</text:span></text:span><text:span text:style-name="Source_20_Text"><text:span text:style-name="T30">In(&lt;</text:span></text:span><text:span text:style-name="Source_20_Text"><text:span text:style-name="T123">obj</text:span></text:span><text:span text:style-name="Source_20_Text"><text:span text:style-name="T124">ect</text:span></text:span><text:span text:style-name="Source_20_Text"><text:span text:style-name="T30">&gt;,&lt;</text:span></text:span><text:span text:style-name="Source_20_Text"><text:span text:style-name="T124">callback</text:span></text:span><text:span text:style-name="Source_20_Text"><text:span text:style-name="T30">&gt;);</text:span></text:span></text:p>
            <text:p text:style-name="P104"><text:span text:style-name="Source_20_Text"><text:span text:style-name="T30">strProper</text:span></text:span><text:span text:style-name="Source_20_Text"><text:span text:style-name="T51">c</text:span></text:span><text:span text:style-name="Source_20_Text"><text:span text:style-name="T30">ase(&lt;</text:span></text:span><text:span text:style-name="Source_20_Text"><text:span text:style-name="T124">string</text:span></text:span><text:span text:style-name="Source_20_Text"><text:span text:style-name="T30">&gt;);</text:span></text:span></text:p>
            <text:p text:style-name="P104"><text:span text:style-name="Source_20_Text"><text:span text:style-name="T59">s</text:span></text:span><text:span text:style-name="Source_20_Text"><text:span text:style-name="T30">tr</text:span></text:span><text:span text:style-name="Source_20_Text"><text:span text:style-name="T55">T</text:span></text:span><text:span text:style-name="Source_20_Text"><text:span text:style-name="T115">itle</text:span></text:span><text:span text:style-name="Source_20_Text"><text:span text:style-name="T51">c</text:span></text:span><text:span text:style-name="Source_20_Text"><text:span text:style-name="T30">ase(&lt;</text:span></text:span><text:span text:style-name="Source_20_Text"><text:span text:style-name="T124">string</text:span></text:span><text:span text:style-name="Source_20_Text"><text:span text:style-name="T30">&gt;);</text:span></text:span></text:p>
            <text:p text:style-name="P86"><text:span text:style-name="Source_20_Text"><text:span text:style-name="T30">strCapitalize(&lt;</text:span></text:span><text:span text:style-name="Source_20_Text"><text:span text:style-name="T110">s</text:span></text:span><text:span text:style-name="Source_20_Text"><text:span text:style-name="T120">tring</text:span></text:span><text:span text:style-name="Source_20_Text"><text:span text:style-name="T30">&gt;);</text:span></text:span></text:p>
            <text:p text:style-name="P104"><text:span text:style-name="Source_20_Text"><text:span text:style-name="T30">strUpFirst(&lt;</text:span></text:span><text:span text:style-name="Source_20_Text"><text:span text:style-name="T124">string</text:span></text:span><text:span text:style-name="Source_20_Text"><text:span text:style-name="T30">&gt;);</text:span></text:span></text:p>
            <text:p text:style-name="P104"><text:span text:style-name="Source_20_Text"><text:span text:style-name="T30">strDownFirst(&lt;</text:span></text:span><text:span text:style-name="Source_20_Text"><text:span text:style-name="T124">string</text:span></text:span><text:span text:style-name="Source_20_Text"><text:span text:style-name="T30">&gt;);</text:span></text:span></text:p>
            <text:p text:style-name="P55"><text:span text:style-name="Source_20_Text"><text:span text:style-name="T30">str</text:span></text:span><text:span text:style-name="Source_20_Text"><text:span text:style-name="T48">HTML</text:span></text:span><text:span text:style-name="Source_20_Text"><text:span text:style-name="T30">RemoveTags(&lt;string&gt;);</text:span></text:span></text:p>
            <text:p text:style-name="P104"><text:span text:style-name="Source_20_Text"><text:span text:style-name="T30">strHTMLEscape(&lt;</text:span></text:span><text:span text:style-name="Source_20_Text"><text:span text:style-name="T124">string</text:span></text:span><text:span text:style-name="Source_20_Text"><text:span text:style-name="T30">&gt;);</text:span></text:span></text:p>
            <text:p text:style-name="P104"><text:span text:style-name="Source_20_Text"><text:span text:style-name="T30">strHTML</text:span></text:span><text:span text:style-name="Source_20_Text"><text:span text:style-name="T47">Un</text:span></text:span><text:span text:style-name="Source_20_Text"><text:span text:style-name="T30">Escape(&lt;</text:span></text:span><text:span text:style-name="Source_20_Text"><text:span text:style-name="T124">string</text:span></text:span><text:span text:style-name="Source_20_Text"><text:span text:style-name="T30">&gt;);</text:span></text:span></text:p>
            <text:p text:style-name="P104"><text:span text:style-name="Source_20_Text"><text:span text:style-name="T30">strReverse(&lt;</text:span></text:span><text:span text:style-name="Source_20_Text"><text:span text:style-name="T124">string</text:span></text:span><text:span text:style-name="Source_20_Text"><text:span text:style-name="T30">&gt;);</text:span></text:span></text:p>
            <text:p text:style-name="P101"><text:span text:style-name="Source_20_Text"><text:span text:style-name="T30">strAt(&lt;</text:span></text:span><text:span text:style-name="Source_20_Text"><text:span text:style-name="T63">str</text:span></text:span><text:span text:style-name="Source_20_Text"><text:span text:style-name="T30">&gt;,&lt;index&gt;[,newChar]);</text:span></text:span></text:p>
            <text:p text:style-name="P101"><text:span text:style-name="Source_20_Text"><text:span text:style-name="T30">strSplice(&lt;</text:span></text:span><text:span text:style-name="Source_20_Text"><text:span text:style-name="T63">str</text:span></text:span><text:span text:style-name="Source_20_Text"><text:span text:style-name="T30">&gt;,&lt;index&gt;,&lt;count&gt;[,add</text:span></text:span><text:span text:style-name="Source_20_Text"><text:span text:style-name="T64">]);</text:span></text:span></text:p>
            <text:p text:style-name="P55"><text:span text:style-name="Source_20_Text"><text:span text:style-name="T30">strCodePoints(&lt;string&gt;);</text:span></text:span></text:p>
            <text:p text:style-name="P55"><text:span text:style-name="Source_20_Text"><text:span text:style-name="T30">strFromCodePoints(&lt;</text:span></text:span><text:span text:style-name="Source_20_Text"><text:span text:style-name="T37">collection</text:span></text:span><text:span text:style-name="Source_20_Text"><text:span text:style-name="T30">&gt;);</text:span></text:span></text:p>
            <text:p text:style-name="P85"><text:span text:style-name="Source_20_Text"><text:span text:style-name="T30">bind(&lt;</text:span></text:span><text:span text:style-name="Source_20_Text"><text:span text:style-name="T121">fn</text:span></text:span><text:span text:style-name="Source_20_Text"><text:span text:style-name="T30">&gt;,&lt;context&gt;);</text:span></text:span><text:span text:style-name="Source_20_Text"><text:span text:style-name="T66"> </text:span></text:span><text:span text:style-name="Source_20_Text"><text:span text:style-name="T76">and </text:span></text:span><text:span text:style-name="Source_20_Text"><text:span text:style-name="T94">unBind</text:span></text:span><text:span text:style-name="Source_20_Text"><text:span text:style-name="T90">(&lt;</text:span></text:span><text:span text:style-name="Source_20_Text"><text:span text:style-name="T95">fn</text:span></text:span><text:span text:style-name="Source_20_Text"><text:span text:style-name="T90">&gt;);</text:span></text:span></text:p>
            <text:p text:style-name="P85"><text:span text:style-name="Source_20_Text"><text:span text:style-name="T30">constant(&lt;value&gt;);</text:span></text:span><text:span text:style-name="Source_20_Text"><text:span text:style-name="T66"> </text:span></text:span><text:span text:style-name="Source_20_Text"><text:span text:style-name="T75">and </text:span></text:span><text:span text:style-name="Source_20_Text"><text:span text:style-name="T87">identity(&lt;value&gt;);</text:span></text:span></text:p>
            <text:p text:style-name="P70"><text:span text:style-name="Source_20_Text"><text:span text:style-name="T30">noop(); </text:span></text:span><text:span text:style-name="Source_20_Text"><text:span text:style-name="T73">and</text:span></text:span><text:span text:style-name="Source_20_Text"><text:span text:style-name="T43"> </text:span></text:span><text:span text:style-name="Source_20_Text"><text:span text:style-name="T30">T(); </text:span></text:span><text:span text:style-name="Source_20_Text"><text:span text:style-name="T72">and</text:span></text:span><text:span text:style-name="Source_20_Text"><text:span text:style-name="T42"> </text:span></text:span><text:span text:style-name="Source_20_Text"><text:span text:style-name="T30">F();</text:span></text:span></text:p>
            <text:p text:style-name="P59"><text:span text:style-name="Source_20_Text"><text:span text:style-name="T30">assertEq(&lt;msg&gt;,&lt;</text:span></text:span><text:span text:style-name="Source_20_Text"><text:span text:style-name="T107">v1</text:span></text:span><text:span text:style-name="Source_20_Text"><text:span text:style-name="T30">&gt;,&lt;</text:span></text:span><text:span text:style-name="Source_20_Text"><text:span text:style-name="T107">v2</text:span></text:span><text:span text:style-name="Source_20_Text"><text:span text:style-name="T30">&gt;[,strict=true]);</text:span></text:span></text:p>
            <text:p text:style-name="P59"><text:span text:style-name="Source_20_Text"><text:span text:style-name="T30">assertNotEq(&lt;m&gt;,&lt;</text:span></text:span><text:span text:style-name="Source_20_Text"><text:span text:style-name="T107">v1</text:span></text:span><text:span text:style-name="Source_20_Text"><text:span text:style-name="T30">&gt;,&lt;</text:span></text:span><text:span text:style-name="Source_20_Text"><text:span text:style-name="T107">v2</text:span></text:span><text:span text:style-name="Source_20_Text"><text:span text:style-name="T30">&gt;[,strict=true]);</text:span></text:span></text:p>
            <text:p text:style-name="P59"><text:span text:style-name="Source_20_Text"><text:span text:style-name="T30">assertTrue(&lt;msg&gt;,&lt;value&gt;);</text:span></text:span></text:p>
            <text:p text:style-name="P59"><text:span text:style-name="Source_20_Text"><text:span text:style-name="T30">assertFalse(&lt;msg&gt;,&lt;value&gt;);<text:line-break/>noConflict(); </text:span></text:span><text:span text:style-name="Source_20_Text"><text:span text:style-name="T74">and</text:span></text:span><text:span text:style-name="Source_20_Text"><text:span text:style-name="T44"> </text:span></text:span><text:span text:style-name="Source_20_Text"><text:span text:style-name="T30">VERSION;</text:span></text:span></text:p>
          </table:table-cell>
          <table:table-cell table:style-name="Table1.B2" office:value-type="string">
            <text:p text:style-name="P55"><text:span text:style-name="Source_20_Text"><text:span text:style-name="T30">qsa(&lt;selector&gt;[,context]).forEach(&lt;</text:span></text:span><text:span text:style-name="Source_20_Text"><text:span text:style-name="T100">cb</text:span></text:span><text:span text:style-name="Source_20_Text"><text:span text:style-name="T30">&gt;);</text:span></text:span></text:p>
            <text:p text:style-name="P55"><text:span text:style-name="Source_20_Text"><text:span text:style-name="T30">qs(&lt;selector&gt;[,context]);</text:span></text:span></text:p>
            <text:p text:style-name="P55"><text:span text:style-name="Source_20_Text"><text:span text:style-name="T30">domReady(&lt;</text:span></text:span><text:span text:style-name="Source_20_Text"><text:span text:style-name="T100">callback</text:span></text:span><text:span text:style-name="Source_20_Text"><text:span text:style-name="T30">&gt;);</text:span></text:span></text:p>
            <text:p text:style-name="P55"><text:span text:style-name="Source_20_Text"><text:span text:style-name="T30">domCreate(&lt;type&gt;[,properties[,innerHTML]]);</text:span></text:span></text:p>
            <text:p text:style-name="P55"><text:span text:style-name="Source_20_Text"><text:span text:style-name="T30">domCreate(&lt;</text:span></text:span><text:bookmark text:name="result_box"/><text:span text:style-name="Source_20_Text"><text:span text:style-name="T30">element descriptive object&gt;);</text:span></text:span></text:p>
            <text:p text:style-name="P55"><text:span text:style-name="Source_20_Text"><text:span text:style-name="T30">domToElement(&lt;</text:span></text:span><text:bookmark text:name="result_box1"/><text:span text:style-name="Source_20_Text"><text:span text:style-name="T30">htmlString&gt;);</text:span></text:span></text:p>
            <text:p text:style-name="P60"><text:span text:style-name="Source_20_Text"><text:span text:style-name="T30">domGetCSS(&lt;element&gt;</text:span></text:span><text:span text:style-name="Source_20_Text"><text:span text:style-name="T36">[</text:span></text:span><text:span text:style-name="Source_20_Text"><text:span text:style-name="T30">,property</text:span></text:span><text:span text:style-name="Source_20_Text"><text:span text:style-name="T88">]</text:span></text:span><text:span text:style-name="Source_20_Text"><text:span text:style-name="T30">);</text:span></text:span></text:p>
            <text:p text:style-name="P55"><text:span text:style-name="Source_20_Text"><text:span text:style-name="T30">domSetCSS(&lt;element&gt;,&lt;property&gt;,&lt;value&gt;);</text:span></text:span></text:p>
            <text:p text:style-name="P55"><text:span text:style-name="Source_20_Text"><text:span text:style-name="T30">domSetCSS(&lt;element&gt;,&lt;properties&gt;);</text:span></text:span></text:p>
            <text:p text:style-name="P55"><text:span text:style-name="Source_20_Text"><text:span text:style-name="T30">domFadeIn(&lt;element&gt;[,duration[,display]]);</text:span></text:span></text:p>
            <text:p text:style-name="P55"><text:span text:style-name="Source_20_Text"><text:span text:style-name="T30">domFadeOut(&lt;element&gt;[,duration]);</text:span></text:span></text:p>
            <text:p text:style-name="P55"><text:span text:style-name="Source_20_Text"><text:span text:style-name="T30">domFadeToggle(&lt;elem.&gt;[,duration[,display]]);</text:span></text:span></text:p>
            <text:p text:style-name="P67"><text:span text:style-name="Source_20_Text"><text:span text:style-name="T30">domShow(&lt;element&gt;[,display]);</text:span></text:span></text:p>
            <text:p text:style-name="P67"><text:span text:style-name="Source_20_Text"><text:span text:style-name="T30">domHide(&lt;</text:span></text:span><text:span text:style-name="Source_20_Text"><text:span text:style-name="T98">el</text:span></text:span><text:span text:style-name="Source_20_Text"><text:span text:style-name="T108">ement</text:span></text:span><text:span text:style-name="Source_20_Text"><text:span text:style-name="T30">&gt;);</text:span></text:span></text:p>
            <text:p text:style-name="P55"><text:span text:style-name="Source_20_Text"><text:span text:style-name="T30">domToggle(&lt;element&gt;[,display]);</text:span></text:span></text:p>
            <text:p text:style-name="P55"><text:span text:style-name="Source_20_Text"><text:span text:style-name="T30">domIsHidden(&lt;element&gt;);</text:span></text:span></text:p>
            <text:p text:style-name="P99"><text:span text:style-name="Source_20_Text"><text:span text:style-name="T61">domToTop();</text:span></text:span></text:p>
            <text:p text:style-name="P99"><text:span text:style-name="Source_20_Text"><text:span text:style-name="T62">domToBottom();</text:span></text:span></text:p>
            <text:p text:style-name="P55"><text:span text:style-name="Source_20_Text"><text:span text:style-name="T30">domSiblings(&lt;element&gt;);</text:span></text:span></text:p>
            <text:p text:style-name="P55"><text:span text:style-name="Source_20_Text"><text:span text:style-name="T30">domSiblingsPrev(&lt;element&gt;);</text:span></text:span></text:p>
            <text:p text:style-name="P71"><text:span text:style-name="Source_20_Text"><text:span text:style-name="T30">domSiblings</text:span></text:span><text:span text:style-name="Source_20_Text"><text:span text:style-name="T45">Left</text:span></text:span><text:span text:style-name="Source_20_Text"><text:span text:style-name="T30">(&lt;element&gt;);</text:span></text:span></text:p>
            <text:p text:style-name="P55"><text:span text:style-name="Source_20_Text"><text:span text:style-name="T30">domSiblingsNext(&lt;element&gt;);</text:span></text:span></text:p>
            <text:p text:style-name="P71"><text:span text:style-name="Source_20_Text"><text:span text:style-name="T30">domSiblings</text:span></text:span><text:span text:style-name="Source_20_Text"><text:span text:style-name="T45">Right</text:span></text:span><text:span text:style-name="Source_20_Text"><text:span text:style-name="T30">(&lt;element&gt;);</text:span></text:span></text:p>
            <text:p text:style-name="P56"><text:span text:style-name="Source_20_Text"><text:span text:style-name="T32">domGetC</text:span></text:span><text:span text:style-name="Source_20_Text"><text:span text:style-name="T33">SS</text:span></text:span><text:span text:style-name="Source_20_Text"><text:span text:style-name="T32">Var(&lt;name&gt;);</text:span></text:span></text:p>
            <text:p text:style-name="P55"><text:span text:style-name="Source_20_Text"><text:span text:style-name="T30">domSetC</text:span></text:span><text:span text:style-name="Source_20_Text"><text:span text:style-name="T33">SS</text:span></text:span><text:span text:style-name="Source_20_Text"><text:span text:style-name="T30">Var(</text:span></text:span><text:span text:style-name="Source_20_Text"><text:span text:style-name="T32">&lt;</text:span></text:span><text:span text:style-name="Source_20_Text"><text:span text:style-name="T30">n</text:span></text:span><text:span text:style-name="Source_20_Text"><text:span text:style-name="T32">ame&gt;</text:span></text:span><text:span text:style-name="Source_20_Text"><text:span text:style-name="T30">,</text:span></text:span><text:span text:style-name="Source_20_Text"><text:span text:style-name="T32">&lt;</text:span></text:span><text:span text:style-name="Source_20_Text"><text:span text:style-name="T30">v</text:span></text:span><text:span text:style-name="Source_20_Text"><text:span text:style-name="T32">alue&gt;</text:span></text:span><text:span text:style-name="Source_20_Text"><text:span text:style-name="T30">);</text:span></text:span></text:p>
            <text:p text:style-name="P75"><text:span text:style-name="Source_20_Text"/></text:p>
            <text:p text:style-name="P75"><text:span text:style-name="Source_20_Text"><text:span text:style-name="T30">importScript(&lt;script1&gt;[,scriptN]);</text:span></text:span></text:p>
            <text:p text:style-name="P75"><text:span text:style-name="Source_20_Text"><text:span text:style-name="T30">importStyle(&lt;style1&gt;[,styleN]);</text:span></text:span></text:p>
            <text:p text:style-name="P55"><text:span text:style-name="Source_20_Text"/></text:p>
            <text:p text:style-name="P55"><text:span text:style-name="Source_20_Text"><text:span text:style-name="T30">setFullscreenOn(&lt;selector&gt; </text:span></text:span><text:span text:style-name="Source_20_Text"><text:span text:style-name="T66">or</text:span></text:span><text:span text:style-name="Source_20_Text"><text:span text:style-name="T30"> &lt;element&gt;);</text:span></text:span></text:p>
            <text:p text:style-name="P67"><text:span text:style-name="Source_20_Text"><text:span text:style-name="T30">setFullscreenOff();</text:span></text:span></text:p>
            <text:p text:style-name="P67"><text:span text:style-name="Source_20_Text"><text:span text:style-name="T30">getFullscreen();</text:span></text:span></text:p>
            <text:p text:style-name="P78"><text:span text:style-name="Source_20_Text"/></text:p>
            <text:p text:style-name="P78"><text:span text:style-name="Source_20_Text"><text:span text:style-name="T30">form2array(&lt;form&gt;);</text:span></text:span></text:p>
            <text:p text:style-name="P78"><text:span text:style-name="Source_20_Text"><text:span text:style-name="T30">form2string(&lt;form&gt;);</text:span></text:span></text:p>
            <text:p text:style-name="P55"><text:span text:style-name="Source_20_Text"><text:span text:style-name="T30">getDoNotTrack();</text:span></text:span></text:p>
            <text:p text:style-name="P100"><text:span text:style-name="Source_20_Text"><text:span text:style-name="T30">getLocation(&lt;success&gt;[,error]);</text:span></text:span></text:p>
            <text:p text:style-name="P100"><text:span text:style-name="Source_20_Text"><text:span text:style-name="T30">createFile(&lt;filename&gt;,&lt;content&gt;[,dType]);</text:span></text:span></text:p>
          </table:table-cell>
          <table:table-cell table:style-name="Table1.C2" office:value-type="string">
            <text:p text:style-name="P61"><text:span text:style-name="Source_20_Text"><text:span text:style-name="T30">isMap(&lt;</text:span></text:span><text:span text:style-name="Source_20_Text"><text:span text:style-name="T97">v</text:span></text:span><text:span text:style-name="Source_20_Text"><text:span text:style-name="T109">alue</text:span></text:span><text:span text:style-name="Source_20_Text"><text:span text:style-name="T30">&gt;);</text:span></text:span><text:span text:style-name="Source_20_Text"><text:span text:style-name="T66"> </text:span></text:span><text:span text:style-name="Source_20_Text"><text:span text:style-name="T67">and</text:span></text:span><text:span text:style-name="Source_20_Text"><text:span text:style-name="T66"> </text:span></text:span><text:span text:style-name="Source_20_Text"><text:span text:style-name="T30">isWeakMap(&lt;</text:span></text:span><text:span text:style-name="Source_20_Text"><text:span text:style-name="T97">v</text:span></text:span><text:span text:style-name="Source_20_Text"><text:span text:style-name="T30">&gt;);</text:span></text:span></text:p>
            <text:p text:style-name="P61"><text:span text:style-name="Source_20_Text"><text:span text:style-name="T30">isSet(&lt;</text:span></text:span><text:span text:style-name="Source_20_Text"><text:span text:style-name="T97">v</text:span></text:span><text:span text:style-name="Source_20_Text"><text:span text:style-name="T109">alue</text:span></text:span><text:span text:style-name="Source_20_Text"><text:span text:style-name="T30">&gt;);</text:span></text:span><text:span text:style-name="Source_20_Text"><text:span text:style-name="T66"> </text:span></text:span><text:span text:style-name="Source_20_Text"><text:span text:style-name="T67">and</text:span></text:span><text:span text:style-name="Source_20_Text"><text:span text:style-name="T66"> </text:span></text:span><text:span text:style-name="Source_20_Text"><text:span text:style-name="T30">isWeakSet(&lt;</text:span></text:span><text:span text:style-name="Source_20_Text"><text:span text:style-name="T97">v</text:span></text:span><text:span text:style-name="Source_20_Text"><text:span text:style-name="T30">&gt;);</text:span></text:span></text:p>
            <text:p text:style-name="P69"><text:span text:style-name="Source_20_Text"><text:span text:style-name="T30">isNumber(&lt;</text:span></text:span><text:span text:style-name="Source_20_Text"><text:span text:style-name="T106">v</text:span></text:span><text:span text:style-name="Source_20_Text"><text:span text:style-name="T30">&gt;); <text:s/></text:span></text:span><text:span text:style-name="Source_20_Text"><text:span text:style-name="T71">and</text:span></text:span><text:span text:style-name="Source_20_Text"><text:span text:style-name="T30"> isNumeric(&lt;</text:span></text:span><text:span text:style-name="Source_20_Text"><text:span text:style-name="T106">v</text:span></text:span><text:span text:style-name="Source_20_Text"><text:span text:style-name="T30">&gt;);</text:span></text:span></text:p>
            <text:p text:style-name="P69"><text:span text:style-name="Source_20_Text"><text:span text:style-name="T30">isFloat(&lt;</text:span></text:span><text:span text:style-name="Source_20_Text"><text:span text:style-name="T106">v</text:span></text:span><text:span text:style-name="Source_20_Text"><text:span text:style-name="T117">al</text:span></text:span><text:span text:style-name="Source_20_Text"><text:span text:style-name="T30">&gt;); </text:span></text:span><text:span text:style-name="Source_20_Text"><text:span text:style-name="T71">and</text:span></text:span><text:span text:style-name="Source_20_Text"><text:span text:style-name="T41"> </text:span></text:span><text:span text:style-name="Source_20_Text"><text:span text:style-name="T30">isBigInt(&lt;</text:span></text:span><text:span text:style-name="Source_20_Text"><text:span text:style-name="T106">v</text:span></text:span><text:span text:style-name="Source_20_Text"><text:span text:style-name="T30">&gt;);</text:span></text:span></text:p>
            <text:p text:style-name="P58"><text:span text:style-name="Source_20_Text"><text:span text:style-name="T30">isString(&lt;</text:span></text:span><text:span text:style-name="Source_20_Text"><text:span text:style-name="T99">v</text:span></text:span><text:span text:style-name="Source_20_Text"><text:span text:style-name="T30">&gt;); </text:span></text:span><text:span text:style-name="Source_20_Text"><text:span text:style-name="T66"><text:s/></text:span></text:span><text:span text:style-name="Source_20_Text"><text:span text:style-name="T68">and </text:span></text:span><text:span text:style-name="Source_20_Text"><text:span text:style-name="T30">isChar(&lt;</text:span></text:span><text:span text:style-name="Source_20_Text"><text:span text:style-name="T99">v</text:span></text:span><text:span text:style-name="Source_20_Text"><text:span text:style-name="T117">al</text:span></text:span><text:span text:style-name="Source_20_Text"><text:span text:style-name="T30">&gt;);</text:span></text:span></text:p>
            <text:p text:style-name="P61"><text:span text:style-name="Source_20_Text"><text:span text:style-name="T30">isDate(&lt;</text:span></text:span><text:span text:style-name="Source_20_Text"><text:span text:style-name="T102">v</text:span></text:span><text:span text:style-name="Source_20_Text"><text:span text:style-name="T117">al</text:span></text:span><text:span text:style-name="Source_20_Text"><text:span text:style-name="T30">&gt;); <text:s/></text:span></text:span><text:span text:style-name="Source_20_Text"><text:span text:style-name="T69">and</text:span></text:span><text:span text:style-name="Source_20_Text"><text:span text:style-name="T39"> </text:span></text:span><text:span text:style-name="Source_20_Text"><text:span text:style-name="T30">isError(&lt;</text:span></text:span><text:span text:style-name="Source_20_Text"><text:span text:style-name="T101">v</text:span></text:span><text:span text:style-name="Source_20_Text"><text:span text:style-name="T117">al</text:span></text:span><text:span text:style-name="Source_20_Text"><text:span text:style-name="T30">&gt;);</text:span></text:span></text:p>
            <text:p text:style-name="P66"><text:span text:style-name="Source_20_Text"><text:span text:style-name="T30">isRegexp(&lt;</text:span></text:span><text:span text:style-name="Source_20_Text"><text:span text:style-name="T103">v</text:span></text:span><text:span text:style-name="Source_20_Text"><text:span text:style-name="T30">&gt;); <text:s/></text:span></text:span><text:span text:style-name="Source_20_Text"><text:span text:style-name="T70">and</text:span></text:span><text:span text:style-name="Source_20_Text"><text:span text:style-name="T40"> </text:span></text:span><text:span text:style-name="Source_20_Text"><text:span text:style-name="T30">isSymbol(&lt;</text:span></text:span><text:span text:style-name="Source_20_Text"><text:span text:style-name="T103">v</text:span></text:span><text:span text:style-name="Source_20_Text"><text:span text:style-name="T30">&gt;);</text:span></text:span></text:p>
            <text:p text:style-name="P68"><text:span text:style-name="Source_20_Text"><text:span text:style-name="T30">isElement(&lt;</text:span></text:span><text:span text:style-name="Source_20_Text"><text:span text:style-name="T105">v</text:span></text:span><text:span text:style-name="Source_20_Text"><text:span text:style-name="T30">&gt;); </text:span></text:span><text:span text:style-name="Source_20_Text"><text:span text:style-name="T70">and </text:span></text:span><text:span text:style-name="Source_20_Text"><text:span text:style-name="T30">isObject(&lt;</text:span></text:span><text:span text:style-name="Source_20_Text"><text:span text:style-name="T105">v</text:span></text:span><text:span text:style-name="Source_20_Text"><text:span text:style-name="T30">&gt;);</text:span></text:span></text:p>
            <text:p text:style-name="P85"><text:span text:style-name="Source_20_Text"><text:span text:style-name="T30">isDataView(&lt;</text:span></text:span><text:span text:style-name="Source_20_Text"><text:span text:style-name="T113">v</text:span></text:span><text:span text:style-name="Source_20_Text"><text:span text:style-name="T117">al</text:span></text:span><text:span text:style-name="Source_20_Text"><text:span text:style-name="T119">ue</text:span></text:span><text:span text:style-name="Source_20_Text"><text:span text:style-name="T30">&gt;);</text:span></text:span></text:p>
            <text:p text:style-name="P85"><text:span text:style-name="Source_20_Text"><text:span text:style-name="T30">isBoolean(&lt;</text:span></text:span><text:span text:style-name="Source_20_Text"><text:span text:style-name="T113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85"><text:span text:style-name="Source_20_Text"><text:span text:style-name="T30">isNull(&lt;</text:span></text:span><text:span text:style-name="Source_20_Text"><text:span text:style-name="T112">val</text:span></text:span><text:span text:style-name="Source_20_Text"><text:span text:style-name="T119">ue</text:span></text:span><text:span text:style-name="Source_20_Text"><text:span text:style-name="T30">&gt;);</text:span></text:span></text:p>
            <text:p text:style-name="P85"><text:span text:style-name="Source_20_Text"><text:span text:style-name="T30">isUndefined(&lt;</text:span></text:span><text:span text:style-name="Source_20_Text"><text:span text:style-name="T112">val</text:span></text:span><text:span text:style-name="Source_20_Text"><text:span text:style-name="T119">ue</text:span></text:span><text:span text:style-name="Source_20_Text"><text:span text:style-name="T30">&gt;);</text:span></text:span></text:p>
            <text:p text:style-name="P84"><text:span text:style-name="Source_20_Text"><text:span text:style-name="T30">isNullOrUndefined(&lt;</text:span></text:span><text:span text:style-name="Source_20_Text"><text:span text:style-name="T112">v</text:span></text:span><text:span text:style-name="Source_20_Text"><text:span text:style-name="T118">alue</text:span></text:span><text:span text:style-name="Source_20_Text"><text:span text:style-name="T30">&gt;); </text:span></text:span></text:p>
            <text:p text:style-name="P84"><text:span text:style-name="Source_20_Text"><text:span text:style-name="T30">isNil(&lt;</text:span></text:span><text:span text:style-name="Source_20_Text"><text:span text:style-name="T112">v</text:span></text:span><text:span text:style-name="Source_20_Text"><text:span text:style-name="T118">alue</text:span></text:span><text:span text:style-name="Source_20_Text"><text:span text:style-name="T30">&gt;);</text:span></text:span></text:p>
            <text:p text:style-name="P66"><text:span text:style-name="Source_20_Text"><text:span text:style-name="T30">isPlainObject(&lt;value&gt;);</text:span></text:span></text:p>
            <text:p text:style-name="P84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4"><text:span text:style-name="Source_20_Text"><text:span text:style-name="T7">isFalsy(&lt;</text:span></text:span><text:span text:style-name="Source_20_Text"><text:span text:style-name="T127">v</text:span></text:span><text:span text:style-name="Source_20_Text"><text:span text:style-name="T128">al</text:span></text:span><text:span text:style-name="Source_20_Text"><text:span text:style-name="T129">ue</text:span></text:span><text:span text:style-name="Source_20_Text"><text:span text:style-name="T7">&gt;);</text:span></text:span><text:span text:style-name="Source_20_Text"><text:span text:style-name="T30"> </text:span></text:span></text:p>
            <text:p text:style-name="P79"><text:span text:style-name="Source_20_Text"><text:span text:style-name="T30">isFunction(&lt;</text:span></text:span><text:span text:style-name="Source_20_Text"><text:span text:style-name="T114">v</text:span></text:span><text:span text:style-name="Source_20_Text"><text:span text:style-name="T30">&gt;); </text:span></text:span><text:span text:style-name="Source_20_Text"><text:span text:style-name="T56">+</text:span></text:span><text:span text:style-name="Source_20_Text"><text:span text:style-name="T30"> is</text:span></text:span><text:span text:style-name="Source_20_Text"><text:span text:style-name="T114">Callable</text:span></text:span><text:span text:style-name="Source_20_Text"><text:span text:style-name="T30">(&lt;</text:span></text:span><text:span text:style-name="Source_20_Text"><text:span text:style-name="T114">v</text:span></text:span><text:span text:style-name="Source_20_Text"><text:span text:style-name="T30">&gt;);</text:span></text:span></text:p>
            <text:p text:style-name="P65"><text:span text:style-name="Source_20_Text"><text:span text:style-name="T30">isConstructorFn</text:span></text:span><text:span text:style-name="Source_20_Text"><text:span text:style-name="T54">(&lt;value&gt;);</text:span></text:span></text:p>
            <text:p text:style-name="P68"><text:span text:style-name="Source_20_Text"><text:span text:style-name="T30">isGenerator</text:span></text:span><text:span text:style-name="Source_20_Text"><text:span text:style-name="T35">Fn</text:span></text:span><text:span text:style-name="Source_20_Text"><text:span text:style-name="T30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30">&gt;);</text:span></text:span></text:p>
            <text:p text:style-name="P77"><text:span text:style-name="Source_20_Text"><text:span text:style-name="T30">isAsyncGeneratorFn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30">&gt;);</text:span></text:span></text:p>
            <text:p text:style-name="P68"><text:span text:style-name="Source_20_Text"><text:span text:style-name="T30">isAsync</text:span></text:span><text:span text:style-name="Source_20_Text"><text:span text:style-name="T34">Fn</text:span></text:span><text:span text:style-name="Source_20_Text"><text:span text:style-name="T30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30">&gt;);</text:span></text:span></text:p>
            <text:p text:style-name="P81"><text:span text:style-name="Source_20_Text"><text:span text:style-name="T30">isArraylike(&lt;value&gt;);</text:span></text:span></text:p>
            <text:p text:style-name="P80"><text:span text:style-name="Source_20_Text"><text:span text:style-name="T30">isTypedArray(&lt;value&gt;);</text:span></text:span></text:p>
            <text:p text:style-name="P80"><text:span text:style-name="Source_20_Text"><text:span text:style-name="T30">isArrayBuffer(&lt;value&gt;);</text:span></text:span></text:p>
            <text:p text:style-name="P84"><text:span text:style-name="Source_20_Text"><text:span text:style-name="T30">isPrimitive(&lt;</text:span></text:span><text:span text:style-name="Source_20_Text"><text:span text:style-name="T116">v</text:span></text:span><text:span text:style-name="Source_20_Text"><text:span text:style-name="T118">alue</text:span></text:span><text:span text:style-name="Source_20_Text"><text:span text:style-name="T30">&gt;);</text:span></text:span></text:p>
            <text:p text:style-name="P84"><text:span text:style-name="Source_20_Text"><text:span text:style-name="T30">isPromise(&lt;</text:span></text:span><text:span text:style-name="Source_20_Text"><text:span text:style-name="T116">v</text:span></text:span><text:span text:style-name="Source_20_Text"><text:span text:style-name="T118">alue</text:span></text:span><text:span text:style-name="Source_20_Text"><text:span text:style-name="T30">&gt;);</text:span></text:span></text:p>
            <text:p text:style-name="P84"><text:span text:style-name="Source_20_Text"><text:span text:style-name="T30">isIterator(&lt;</text:span></text:span><text:span text:style-name="Source_20_Text"><text:span text:style-name="T111">v</text:span></text:span><text:span text:style-name="Source_20_Text"><text:span text:style-name="T118">alue</text:span></text:span><text:span text:style-name="Source_20_Text"><text:span text:style-name="T30">&gt;);</text:span></text:span></text:p>
            <text:p text:style-name="P84"><text:span text:style-name="Source_20_Text"><text:span text:style-name="T30">isIterable(&lt;</text:span></text:span><text:span text:style-name="Source_20_Text"><text:span text:style-name="T111">v</text:span></text:span><text:span text:style-name="Source_20_Text"><text:span text:style-name="T118">alue</text:span></text:span><text:span text:style-name="Source_20_Text"><text:span text:style-name="T30">&gt;);</text:span></text:span></text:p>
            <text:p text:style-name="P68"><text:span text:style-name="Source_20_Text"><text:span text:style-name="T30">isEmptyObject(&lt;value&gt;);</text:span></text:span></text:p>
            <text:p text:style-name="P68"><text:span text:style-name="Source_20_Text"><text:span text:style-name="T30">isEmptyArray(&lt;value&gt;);</text:span></text:span></text:p>
            <text:p text:style-name="P68"><text:span text:style-name="Source_20_Text"><text:span text:style-name="T30">isEmptyMap(&lt;value&gt;);</text:span></text:span></text:p>
            <text:p text:style-name="P68"><text:span text:style-name="Source_20_Text"><text:span text:style-name="T30">isEmptySet(&lt;value&gt;);</text:span></text:span></text:p>
            <text:p text:style-name="P68"><text:span text:style-name="Source_20_Text"><text:span text:style-name="T30">isEmptyIterator(&lt;value&gt;);</text:span></text:span></text:p>
            <text:p text:style-name="P67"><text:span text:style-name="Source_20_Text"><text:span text:style-name="T30">isSameObject(&lt;object1&gt;,&lt;object2&gt;);</text:span></text:span></text:p>
            <text:p text:style-name="P67"><text:span text:style-name="Source_20_Text"><text:span text:style-name="T30">isSameArray(&lt;array1&gt;,&lt;array2&gt;);</text:span></text:span></text:p>
            <text:p text:style-name="P67"><text:span text:style-name="Source_20_Text"><text:span text:style-name="T30">isSameMap(&lt;map1&gt;,&lt;map2&gt;);</text:span></text:span></text:p>
            <text:p text:style-name="P67"><text:span text:style-name="Source_20_Text"><text:span text:style-name="T30">isSameSet(&lt;set</text:span></text:span><text:span text:style-name="Source_20_Text"><text:span text:style-name="T53">1</text:span></text:span><text:span text:style-name="Source_20_Text"><text:span text:style-name="T30">&gt;,&lt;set2&gt;);</text:span></text:span></text:p>
            <text:p text:style-name="P67"><text:span text:style-name="Source_20_Text"><text:span text:style-name="T30">isSameIterator(&lt;iter1&gt;,&lt;iter2&gt;);</text:span></text:span></text:p>
          </table:table-cell>
        </table:table-row>
      </table:table>
      <text:p text:style-name="P46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0">Collections </text:span></text:span><text:span text:style-name="Source_20_Text"><text:span text:style-name="T131">API</text:span></text:span></text:p>
          </table:table-cell>
          <table:covered-table-cell/>
          <table:table-cell table:style-name="Table4.C1" office:value-type="string">
            <text:p text:style-name="P94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2">arrayCreate([length=0]);</text:span></text:span></text:p>
            <text:p text:style-name="P21"><text:span text:style-name="Source_20_Text"><text:span text:style-name="T132">arrayDeepClone(&lt;array&gt;);</text:span></text:span></text:p>
            <text:p text:style-name="P21"><text:span text:style-name="Source_20_Text"><text:span text:style-name="T132">arrayMerge(&lt;targe</text:span></text:span><text:span text:style-name="Source_20_Text"><text:span text:style-name="T139">t</text:span></text:span><text:span text:style-name="Source_20_Text"><text:span text:style-name="T132">&gt;,&lt;s</text:span></text:span><text:span text:style-name="Source_20_Text"><text:span text:style-name="T144">ou</text:span></text:span><text:span text:style-name="Source_20_Text"><text:span text:style-name="T139">r</text:span></text:span><text:span text:style-name="Source_20_Text"><text:span text:style-name="T132">c</text:span></text:span><text:span text:style-name="Source_20_Text"><text:span text:style-name="T144">e</text:span></text:span><text:span text:style-name="Source_20_Text"><text:span text:style-name="T132">1&gt;[,</text:span></text:span><text:span text:style-name="Source_20_Text"><text:span text:style-name="T139">s</text:span></text:span><text:span text:style-name="Source_20_Text"><text:span text:style-name="T144">ou</text:span></text:span><text:span text:style-name="Source_20_Text"><text:span text:style-name="T139">r</text:span></text:span><text:span text:style-name="Source_20_Text"><text:span text:style-name="T144">ce</text:span></text:span><text:span text:style-name="Source_20_Text"><text:span text:style-name="T132">N]);</text:span></text:span></text:p>
            <text:p text:style-name="P25"><text:span text:style-name="Source_20_Text"><text:span text:style-name="T132">arrayUnique(&lt;collection&gt;);</text:span></text:span></text:p>
            <text:p text:style-name="P25"><text:span text:style-name="Source_20_Text"><text:span text:style-name="T158">arrayAdd</text:span></text:span><text:span text:style-name="Source_20_Text"><text:span text:style-name="T132">(&lt;array&gt;,&lt;value&gt;);</text:span></text:span></text:p>
            <text:p text:style-name="P25"><text:span text:style-name="Source_20_Text"><text:span text:style-name="T132">arrayClear(&lt;array&gt;); </text:span></text:span></text:p>
            <text:p text:style-name="P25"><text:span text:style-name="Source_20_Text"><text:span text:style-name="T155">arrayRemove(&lt;array&gt;,&lt;value&gt;[,all</text:span></text:span><text:span text:style-name="Source_20_Text"><text:span text:style-name="T159">=false</text:span></text:span><text:span text:style-name="Source_20_Text"><text:span text:style-name="T155">]);</text:span></text:span></text:p>
            <text:p text:style-name="P31"><text:span text:style-name="Source_20_Text"><text:span text:style-name="T155">arrayRemove</text:span></text:span><text:span text:style-name="Source_20_Text"><text:span text:style-name="T160">By</text:span></text:span><text:span text:style-name="Source_20_Text"><text:span text:style-name="T155">(&lt;array&gt;,&lt;</text:span></text:span><text:span text:style-name="Source_20_Text"><text:span text:style-name="T160">callback</text:span></text:span><text:span text:style-name="Source_20_Text"><text:span text:style-name="T155">&gt;[,all</text:span></text:span><text:span text:style-name="Source_20_Text"><text:span text:style-name="T159">=false</text:span></text:span><text:span text:style-name="Source_20_Text"><text:span text:style-name="T155">]);</text:span></text:span></text:p>
            <text:p text:style-name="P63"><text:span text:style-name="Source_20_Text"><text:span text:style-name="T80">arrayRange([start=0[,end=</text:span></text:span><text:span text:style-name="Source_20_Text"><text:span text:style-name="T93">99</text:span></text:span><text:span text:style-name="Source_20_Text"><text:span text:style-name="T80">[,step=1]]]);</text:span></text:span></text:p>
            <text:p text:style-name="P64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4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4"><text:span text:style-name="Source_20_Text"/></text:p>
            <text:p text:style-name="P63"><text:span text:style-name="Source_20_Text"><text:span text:style-name="T8">iterRange([start=0[,step=1[,end=Infinity]]]);</text:span></text:span></text:p>
            <text:p text:style-name="P63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3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2"><text:span text:style-name="Source_20_Text"/></text:p>
            <text:p text:style-name="P62"><text:span text:style-name="Source_20_Text"><text:span text:style-name="T7">arrayUnion(&lt;collection1&gt;[,collectionN]);</text:span></text:span></text:p>
            <text:p text:style-name="P62"><text:span text:style-name="Source_20_Text"><text:span text:style-name="T7">arrayIntersection(&lt;collection1&gt;,&lt;collection2&gt;);</text:span></text:span></text:p>
            <text:p text:style-name="P62"><text:span text:style-name="Source_20_Text"><text:span text:style-name="T7">arrayDifference(&lt;collection1&gt;,&lt;collection2&gt;);</text:span></text:span></text:p>
            <text:p text:style-name="P62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2"><text:span text:style-name="Source_20_Text"/></text:p>
            <text:p text:style-name="P62"><text:span text:style-name="Source_20_Text"><text:span text:style-name="T7">setUnion(&lt;collection1&gt;[,collectionN]);</text:span></text:span></text:p>
            <text:p text:style-name="P62"><text:span text:style-name="Source_20_Text"><text:span text:style-name="T7">setIntersection(&lt;set1&gt;,&lt;set2&gt;);</text:span></text:span></text:p>
            <text:p text:style-name="P62"><text:span text:style-name="Source_20_Text"><text:span text:style-name="T7">setDifference(&lt;set1&gt;,&lt;set2&gt;);</text:span></text:span></text:p>
            <text:p text:style-name="P23"><text:span text:style-name="Source_20_Text"><text:span text:style-name="T132">setSymmetricDifference(&lt;set1&gt;,&lt;set2&gt;);</text:span></text:span></text:p>
            <text:p text:style-name="P62"><text:span text:style-name="Source_20_Text"/></text:p>
            <text:p text:style-name="P62"><text:span text:style-name="Source_20_Text"><text:span text:style-name="T7">isSuperset(&lt;superCollection&gt;,&lt;subCollection&gt;);</text:span></text:span></text:p>
            <text:p text:style-name="P62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2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5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3"><text:span text:style-name="Source_20_Text"><text:span text:style-name="T81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36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25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26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4"><text:span text:style-name="Source_20_Text"><text:span text:style-name="T84">p</text:span></text:span><text:span text:style-name="Source_20_Text"><text:span text:style-name="T85">artition(&lt;collection&gt;,&lt;</text:span></text:span><text:span text:style-name="Source_20_Text"><text:span text:style-name="T91">c</text:span></text:span><text:span text:style-name="Source_20_Text"><text:span text:style-name="T92">all</text:span></text:span><text:span text:style-name="Source_20_Text"><text:span text:style-name="T91">b</text:span></text:span><text:span text:style-name="Source_20_Text"><text:span text:style-name="T92">ack</text:span></text:span><text:span text:style-name="Source_20_Text"><text:span text:style-name="T85">&gt;);</text:span></text:span></text:p>
            <text:p text:style-name="P30"><text:span text:style-name="Source_20_Text"><text:span text:style-name="T157">g</text:span></text:span><text:span text:style-name="Source_20_Text"><text:span text:style-name="T156">roup(&lt;collec</text:span></text:span><text:span text:style-name="Source_20_Text"><text:span text:style-name="T164">t</text:span></text:span><text:span text:style-name="Source_20_Text"><text:span text:style-name="T156">.&gt;,&lt;c</text:span></text:span><text:span text:style-name="Source_20_Text"><text:span text:style-name="T162">b</text:span></text:span><text:span text:style-name="Source_20_Text"><text:span text:style-name="T156">&gt;</text:span></text:span><text:span text:style-name="Source_20_Text"><text:span text:style-name="T162">[,map=false]</text:span></text:span><text:span text:style-name="Source_20_Text"><text:span text:style-name="T156">);</text:span></text:span></text:p>
            <text:p text:style-name="P19"><text:span text:style-name="Source_20_Text"/></text:p>
            <text:p text:style-name="P19"><text:span text:style-name="Source_20_Text"><text:span text:style-name="T143">shuffle(&lt;collection&gt;);</text:span></text:span></text:p>
            <text:p text:style-name="P26"><text:span text:style-name="Source_20_Text"><text:span text:style-name="T132">min(&lt;</text:span></text:span><text:span text:style-name="Source_20_Text"><text:span text:style-name="T140">value1&gt;[,valueN]</text:span></text:span><text:span text:style-name="Source_20_Text"><text:span text:style-name="T132">);</text:span></text:span></text:p>
            <text:p text:style-name="P18"><text:span text:style-name="Source_20_Text"><text:span text:style-name="T141">max(&lt;</text:span></text:span><text:span text:style-name="Source_20_Text"><text:span text:style-name="T140">value1&gt;[,valueN]</text:span></text:span><text:span text:style-name="Source_20_Text"><text:span text:style-name="T141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6"><text:span text:style-name="Source_20_Text"/></text:p>
            <text:p text:style-name="P66"><text:span text:style-name="Source_20_Text"><text:span text:style-name="T7">zip(&lt;collection1&gt;[,collectionN]);</text:span></text:span></text:p>
            <text:p text:style-name="P6"><text:span text:style-name="Source_20_Text"><text:span text:style-name="T83">unzip(&lt;collection&gt;);</text:span></text:span></text:p>
            <text:p text:style-name="P6"><text:span text:style-name="Source_20_Text"><text:span text:style-name="T83">zipObj(&lt;collection1&gt;,&lt;collection2&gt;);</text:span></text:span></text:p>
            <text:p text:style-name="P72"><text:span text:style-name="Source_20_Text"><text:span text:style-name="T7">item(&lt;collection&gt;,&lt;index&gt;);</text:span></text:span></text:p>
            <text:p text:style-name="P73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2">head(&lt;col</text:span></text:span><text:span text:style-name="Source_20_Text"><text:span text:style-name="T86">lection</text:span></text:span><text:span text:style-name="Source_20_Text"><text:span text:style-name="T82">&gt;);</text:span></text:span></text:p>
            <text:p text:style-name="P16"><text:span text:style-name="Source_20_Text"><text:span text:style-name="T132">last(&lt;collec</text:span></text:span><text:span text:style-name="Source_20_Text"><text:span text:style-name="T135">tion</text:span></text:span><text:span text:style-name="Source_20_Text"><text:span text:style-name="T132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36">join(&lt;collection&gt;[,separator</text:span></text:span><text:span text:style-name="Source_20_Text"><text:span text:style-name="T137">=","</text:span></text:span><text:span text:style-name="Source_20_Text"><text:span text:style-name="T136">]);</text:span></text:span></text:p>
          </table:table-cell>
          <table:table-cell table:style-name="Table4.C2" office:value-type="string">
            <text:p text:style-name="P27"><text:span text:style-name="Source_20_Text"><text:span text:style-name="T132">Array.prototype.at();</text:span></text:span></text:p>
            <text:p text:style-name="P27"><text:span text:style-name="Source_20_Text"><text:span text:style-name="T132">Array.prototype.findLast();</text:span></text:span></text:p>
            <text:p text:style-name="P27"><text:span text:style-name="Source_20_Text"><text:span text:style-name="T132">Array.prototype.findLast</text:span></text:span><text:span text:style-name="Source_20_Text"><text:span text:style-name="T138">Index</text:span></text:span><text:span text:style-name="Source_20_Text"><text:span text:style-name="T132">();</text:span></text:span></text:p>
            <text:p text:style-name="P33"><text:span text:style-name="Source_20_Text"><text:span text:style-name="T132">Array.prototype.flat();</text:span></text:span></text:p>
            <text:p text:style-name="P33"><text:span text:style-name="Source_20_Text"><text:span text:style-name="T132">Array.prototype.flatMap();</text:span></text:span></text:p>
            <text:p text:style-name="P27"><text:span text:style-name="Source_20_Text"><text:span text:style-name="T132">Array.prototype.group();</text:span></text:span></text:p>
            <text:p text:style-name="P27"><text:span text:style-name="Source_20_Text"><text:span text:style-name="T132">Array.prototype.groupToMap();</text:span></text:span></text:p>
            <text:p text:style-name="P27"><text:span text:style-name="Source_20_Text"><text:span text:style-name="T132">Array.prototype.toReversed();</text:span></text:span></text:p>
            <text:p text:style-name="P27"><text:span text:style-name="Source_20_Text"><text:span text:style-name="T132">Array.prototype.toSorted();</text:span></text:span></text:p>
            <text:p text:style-name="P27"><text:span text:style-name="Source_20_Text"><text:span text:style-name="T132">Array.prototype.toSpliced();</text:span></text:span></text:p>
            <text:p text:style-name="P27"><text:span text:style-name="Source_20_Text"><text:span text:style-name="T132">Array.prototype.with();</text:span></text:span></text:p>
            <text:p text:style-name="P21"><text:span text:style-name="Source_20_Text"/></text:p>
            <text:p text:style-name="P33"><text:span text:style-name="Source_20_Text"><text:span text:style-name="T132">crypto.randomUUID();</text:span></text:span></text:p>
            <text:p text:style-name="P33"><text:span text:style-name="Source_20_Text"><text:span text:style-name="T132">globalThis;</text:span></text:span></text:p>
            <text:p text:style-name="P34"><text:span text:style-name="Source_20_Text"><text:span text:style-name="T132">Number.MIN_SAFE_INTEGER;</text:span></text:span></text:p>
            <text:p text:style-name="P34"><text:span text:style-name="Source_20_Text"><text:span text:style-name="T132">Number.M</text:span></text:span><text:span text:style-name="Source_20_Text"><text:span text:style-name="T147">AX</text:span></text:span><text:span text:style-name="Source_20_Text"><text:span text:style-name="T132">_SAFE_INTEGER;</text:span></text:span></text:p>
            <text:p text:style-name="P34"><text:span text:style-name="Source_20_Text"/></text:p>
            <text:p text:style-name="P33"><text:span text:style-name="Source_20_Text"><text:span text:style-name="T163">Object</text:span></text:span><text:span text:style-name="Source_20_Text"><text:span text:style-name="T161">.fromEntries();</text:span></text:span></text:p>
            <text:p text:style-name="P33"><text:span text:style-name="Source_20_Text"><text:span text:style-name="T132">Object</text:span></text:span><text:span text:style-name="Source_20_Text"><text:span text:style-name="T142">.</text:span></text:span><text:span text:style-name="Source_20_Text"><text:span text:style-name="T134">hasOwn();</text:span></text:span></text:p>
            <text:p text:style-name="P33"><text:span text:style-name="Source_20_Text"><text:span text:style-name="T132">Object</text:span></text:span><text:span text:style-name="Source_20_Text"><text:span text:style-name="T142">.</text:span></text:span><text:span text:style-name="Source_20_Text"><text:span text:style-name="T146">is</text:span></text:span><text:span text:style-name="Source_20_Text"><text:span text:style-name="T134">();</text:span></text:span></text:p>
            <text:p text:style-name="P33"><text:span text:style-name="Source_20_Text"/></text:p>
            <text:p text:style-name="P33"><text:span text:style-name="Source_20_Text"><text:span text:style-name="T132">String.prototype.at();</text:span></text:span></text:p>
            <text:p text:style-name="P33"><text:span text:style-name="Source_20_Text"><text:span text:style-name="T145">String.prototype</text:span></text:span><text:span text:style-name="Source_20_Text"><text:span text:style-name="T132">.matchAll();</text:span></text:span></text:p>
            <text:p text:style-name="P24"><text:span text:style-name="Source_20_Text"><text:span text:style-name="T132">String.prototype.replaceAll();</text:span></text:span></text:p>
            <text:p text:style-name="P24"><text:span text:style-name="Source_20_Text"><text:span text:style-name="T132">String.prototype.trimStart();</text:span></text:span></text:p>
            <text:p text:style-name="P21"><text:span text:style-name="Source_20_Text"><text:span text:style-name="T132">String.prototype.trimLeft();</text:span></text:span></text:p>
            <text:p text:style-name="P21"><text:span text:style-name="Source_20_Text"><text:span text:style-name="T132">String.prototype.trimEnd();</text:span></text:span></text:p>
            <text:p text:style-name="P21"><text:span text:style-name="Source_20_Text"><text:span text:style-name="T132">String.prototype.trimRight();</text:span></text:span></text:p>
            <text:p text:style-name="P21"><text:span text:style-name="Source_20_Text"/></text:p>
            <text:p text:style-name="P29"><text:span text:style-name="Source_20_Text"><text:span text:style-name="T132">TypedArray.prototype.at();</text:span></text:span></text:p>
            <text:p text:style-name="P28"><text:span text:style-name="Source_20_Text"><text:span text:style-name="T132">TypedArray.prototype.findLast();</text:span></text:span></text:p>
            <text:p text:style-name="P28"><text:span text:style-name="Source_20_Text"><text:span text:style-name="T132">TypedArray.prototype.findLast</text:span></text:span><text:span text:style-name="Source_20_Text"><text:span text:style-name="T138">Index</text:span></text:span><text:span text:style-name="Source_20_Text"><text:span text:style-name="T132">();</text:span></text:span></text:p>
            <text:p text:style-name="P28"><text:span text:style-name="Source_20_Text"><text:span text:style-name="T186">TypedArray.prototype.toReversed();</text:span></text:span><text:span text:style-name="T7"/></text:p>
            <text:p text:style-name="P28"><text:span text:style-name="Source_20_Text"><text:span text:style-name="T186">TypedArray.prototype.toSorted();</text:span></text:span><text:span text:style-name="T7"/></text:p>
            <text:p text:style-name="P28"><text:span text:style-name="Source_20_Text"><text:span text:style-name="T186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5"><text:span text:style-name="T180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2">BigInt.prototype.toJSON();</text:span></text:span></text:p>
            <text:p text:style-name="P35"><text:span text:style-name="Source_20_Text"><text:span text:style-name="T133">A</text:span></text:span><text:span text:style-name="Source_20_Text"><text:span text:style-name="T132">syncFunction</text:span></text:span><text:span text:style-name="Source_20_Text"><text:span text:style-name="T133">(); </text:span></text:span></text:p>
            <text:p text:style-name="P35"><text:span text:style-name="Source_20_Text"><text:span text:style-name="T132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87">API</text:span></text:p>
          </table:table-cell>
          <table:covered-table-cell/>
          <table:table-cell table:style-name="Table2.C1" office:value-type="string">
            <text:p text:style-name="P93">Abstract <text:span text:style-name="T187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84">ue</text:span>&gt;);</text:p>
            <text:p text:style-name="P45"/>
            <text:p text:style-name="P103"><text:span text:style-name="Source_20_Text"><text:span text:style-name="T30">randomInt([max]);</text:span></text:span></text:p>
            <text:p text:style-name="P105"><text:span text:style-name="Source_20_Text"><text:span text:style-name="T30">randomInt(&lt;min&gt;,&lt;max&gt;);</text:span></text:span></text:p>
            <text:p text:style-name="P105"><text:span text:style-name="Source_20_Text"/></text:p>
            <text:p text:style-name="P103"><text:span text:style-name="Source_20_Text"><text:span text:style-name="T173">randomFloat([max]);</text:span></text:span></text:p>
            <text:p text:style-name="P105"><text:span text:style-name="Source_20_Text"><text:span text:style-name="T173">randomFloat(&lt;min&gt;,&lt;max&gt;);</text:span></text:span></text:p>
            <text:p text:style-name="P103"><text:span text:style-name="Source_20_Text"/></text:p>
            <text:p text:style-name="P103"><text:span text:style-name="Source_20_Text"><text:span text:style-name="T30">inRange(&lt;value&gt;,&lt;min&gt;,&lt;max&gt;);</text:span></text:span></text:p>
            <text:p text:style-name="P103"><text:span text:style-name="Source_20_Text"/></text:p>
            <text:p text:style-name="P103"><text:span text:style-name="Source_20_Text"><text:span text:style-name="T46">signbit(&lt;value&gt;);</text:span></text:span></text:p>
            <text:p text:style-name="P48"/>
          </table:table-cell>
          <table:table-cell table:style-name="Table2.B2" office:value-type="string">
            <text:p text:style-name="P44"/>
            <text:p text:style-name="P51"><text:span text:style-name="T185">t</text:span>oInt8(&lt;value&gt;);</text:p>
            <text:p text:style-name="P51">toUInt8(&lt;value&gt;);</text:p>
            <text:p text:style-name="P51">toInt16(&lt;value&gt;);</text:p>
            <text:p text:style-name="P51">toUInt<text:span text:style-name="T181">1</text:span>6(&lt;value&gt;);</text:p>
            <text:p text:style-name="P51">toInt32(&lt;value&gt;);</text:p>
            <text:p text:style-name="P51">toUInt32(&lt;value&gt;;</text:p>
            <text:p text:style-name="P51">toBigInt64(&lt;value&gt;);</text:p>
            <text:p text:style-name="P51">toBigUInt64(&lt;value&gt;);</text:p>
            <text:p text:style-name="P49">toFloat32(&lt;value&gt;);</text:p>
            <text:p text:style-name="P51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48">getIn(&lt;</text:span></text:span><text:span text:style-name="Source_20_Text"><text:span text:style-name="T167">o</text:span></text:span><text:span text:style-name="Source_20_Text"><text:span text:style-name="T172">bject</text:span></text:span><text:span text:style-name="Source_20_Text"><text:span text:style-name="T148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8">&gt;);</text:span></text:span></text:p>
            <text:p text:style-name="P36"><text:span text:style-name="Source_20_Text"><text:span text:style-name="T148">getInV(&lt;</text:span></text:span><text:span text:style-name="Source_20_Text"><text:span text:style-name="T169">o</text:span></text:span><text:span text:style-name="Source_20_Text"><text:span text:style-name="T172">bject</text:span></text:span><text:span text:style-name="Source_20_Text"><text:span text:style-name="T148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8">&gt;);</text:span></text:span></text:p>
            <text:p text:style-name="P39"><text:span text:style-name="Source_20_Text"><text:span text:style-name="T148">hasIn(&lt;</text:span></text:span><text:span text:style-name="Source_20_Text"><text:span text:style-name="T167">o</text:span></text:span><text:span text:style-name="Source_20_Text"><text:span text:style-name="T172">bject</text:span></text:span><text:span text:style-name="Source_20_Text"><text:span text:style-name="T148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8">&gt;);</text:span></text:span></text:p>
            <text:p text:style-name="P39"><text:span text:style-name="Source_20_Text"><text:span text:style-name="T148">setIn(&lt;</text:span></text:span><text:span text:style-name="Source_20_Text"><text:span text:style-name="T165">object</text:span></text:span><text:span text:style-name="Source_20_Text"><text:span text:style-name="T148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8">&gt;,&lt;</text:span></text:span><text:span text:style-name="Source_20_Text"><text:span text:style-name="T166">v</text:span></text:span><text:span text:style-name="Source_20_Text"><text:span text:style-name="T165">alue</text:span></text:span><text:span text:style-name="Source_20_Text"><text:span text:style-name="T148">&gt;);</text:span></text:span></text:p>
            <text:p text:style-name="P40"><text:span text:style-name="Source_20_Text"/></text:p>
            <text:p text:style-name="P38"><text:span text:style-name="Source_20_Text"><text:span text:style-name="T151">to</text:span></text:span><text:span text:style-name="Source_20_Text"><text:span text:style-name="T150">Index(&lt;v</text:span></text:span><text:span text:style-name="Source_20_Text"><text:span text:style-name="T154">alue</text:span></text:span><text:span text:style-name="Source_20_Text"><text:span text:style-name="T150">&gt;);</text:span></text:span></text:p>
            <text:p text:style-name="P38"><text:span text:style-name="Source_20_Text"><text:span text:style-name="T148">toPropertyKey(&lt;</text:span></text:span><text:span text:style-name="Source_20_Text"><text:span text:style-name="T168">v</text:span></text:span><text:span text:style-name="Source_20_Text"><text:span text:style-name="T154">alue</text:span></text:span><text:span text:style-name="Source_20_Text"><text:span text:style-name="T148">&gt;);</text:span></text:span></text:p>
            <text:p text:style-name="P38"><text:span text:style-name="Source_20_Text"><text:span text:style-name="T152">toInteger(&lt;val</text:span></text:span><text:span text:style-name="Source_20_Text"><text:span text:style-name="T154">ue</text:span></text:span><text:span text:style-name="Source_20_Text"><text:span text:style-name="T152">&gt;);</text:span></text:span></text:p>
            <text:p text:style-name="P37"><text:span text:style-name="Source_20_Text"><text:span text:style-name="T153">toArray(v</text:span></text:span><text:span text:style-name="Source_20_Text"><text:span text:style-name="T154">alue</text:span></text:span><text:span text:style-name="Source_20_Text"><text:span text:style-name="T153">);</text:span></text:span></text:p>
            <text:p text:style-name="P33"><text:span text:style-name="Source_20_Text"><text:span text:style-name="T148">toObject(&lt;</text:span></text:span><text:span text:style-name="Source_20_Text"><text:span text:style-name="T165">value</text:span></text:span><text:span text:style-name="Source_20_Text"><text:span text:style-name="T148">&gt;);</text:span></text:span></text:p>
            <text:p text:style-name="P33"><text:span text:style-name="Source_20_Text"/></text:p>
            <text:p text:style-name="P37"><text:span text:style-name="Source_20_Text"><text:span text:style-name="T150">isIndex(&lt;v</text:span></text:span><text:span text:style-name="Source_20_Text"><text:span text:style-name="T154">alue</text:span></text:span><text:span text:style-name="Source_20_Text"><text:span text:style-name="T150">&gt;);</text:span></text:span></text:p>
            <text:p text:style-name="P37"><text:span text:style-name="Source_20_Text"><text:span text:style-name="T148">isPropertyKey(&lt;</text:span></text:span><text:span text:style-name="Source_20_Text"><text:span text:style-name="T168">v</text:span></text:span><text:span text:style-name="Source_20_Text"><text:span text:style-name="T154">alue</text:span></text:span><text:span text:style-name="Source_20_Text"><text:span text:style-name="T148">&gt;);</text:span></text:span></text:p>
            <text:p text:style-name="P37"><text:span text:style-name="Source_20_Text"><text:span text:style-name="T148">isSameValue(&lt;</text:span></text:span><text:span text:style-name="Source_20_Text"><text:span text:style-name="T170">v</text:span></text:span><text:span text:style-name="Source_20_Text"><text:span text:style-name="T154">alue</text:span></text:span><text:span text:style-name="Source_20_Text"><text:span text:style-name="T170">1</text:span></text:span><text:span text:style-name="Source_20_Text"><text:span text:style-name="T148">&gt;,&lt;</text:span></text:span><text:span text:style-name="Source_20_Text"><text:span text:style-name="T170">v</text:span></text:span><text:span text:style-name="Source_20_Text"><text:span text:style-name="T154">alue</text:span></text:span><text:span text:style-name="Source_20_Text"><text:span text:style-name="T170">2</text:span></text:span><text:span text:style-name="Source_20_Text"><text:span text:style-name="T148">&gt;);</text:span></text:span></text:p>
            <text:p text:style-name="P32"><text:span text:style-name="Source_20_Text"><text:span text:style-name="T148">isSameValueZero(&lt;</text:span></text:span><text:span text:style-name="Source_20_Text"><text:span text:style-name="T165">value1</text:span></text:span><text:span text:style-name="Source_20_Text"><text:span text:style-name="T148">&gt;,&lt;</text:span></text:span><text:span text:style-name="Source_20_Text"><text:span text:style-name="T165">value2</text:span></text:span><text:span text:style-name="Source_20_Text"><text:span text:style-name="T148">&gt;);</text:span></text:span></text:p>
            <text:p text:style-name="P32"><text:span text:style-name="Source_20_Text"><text:span text:style-name="T148">isSameValueNonNumber(&lt;</text:span></text:span><text:span text:style-name="Source_20_Text"><text:span text:style-name="T165">val</text:span></text:span><text:span text:style-name="Source_20_Text"><text:span text:style-name="T171">ue</text:span></text:span><text:span text:style-name="Source_20_Text"><text:span text:style-name="T165">1</text:span></text:span><text:span text:style-name="Source_20_Text"><text:span text:style-name="T148">&gt;,&lt;</text:span></text:span><text:span text:style-name="Source_20_Text"><text:span text:style-name="T165">val</text:span></text:span><text:span text:style-name="Source_20_Text"><text:span text:style-name="T171">ue</text:span></text:span><text:span text:style-name="Source_20_Text"><text:span text:style-name="T165">2</text:span></text:span><text:span text:style-name="Source_20_Text"><text:span text:style-name="T148">&gt;);</text:span></text:span></text:p>
            <text:p text:style-name="P32"><text:span text:style-name="Source_20_Text"/></text:p>
            <text:p text:style-name="P37"><text:span text:style-name="Source_20_Text"><text:span text:style-name="T149">type(&lt;value&gt;);</text:span></text:span></text:p>
            <text:p text:style-name="P37"><text:span text:style-name="Source_20_Text"><text:span text:style-name="T148">createDataProperty(&lt;</text:span></text:span><text:span text:style-name="Source_20_Text"><text:span text:style-name="T167">o</text:span></text:span><text:span text:style-name="Source_20_Text"><text:span text:style-name="T172">bject</text:span></text:span><text:span text:style-name="Source_20_Text"><text:span text:style-name="T148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8">&gt;,&lt;</text:span></text:span><text:span text:style-name="Source_20_Text"><text:span text:style-name="T152">val</text:span></text:span><text:span text:style-name="Source_20_Text"><text:span text:style-name="T154">ue</text:span></text:span><text:span text:style-name="Source_20_Text"><text:span text:style-name="T148">&gt;);</text:span></text:span></text:p>
            <text:p text:style-name="P37"><text:span text:style-name="Source_20_Text"><text:span text:style-name="T148">createMethodProperty(&lt;</text:span></text:span><text:span text:style-name="Source_20_Text"><text:span text:style-name="T167">o</text:span></text:span><text:span text:style-name="Source_20_Text"><text:span text:style-name="T172">bject</text:span></text:span><text:span text:style-name="Source_20_Text"><text:span text:style-name="T148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8">&gt;,&lt;</text:span></text:span><text:span text:style-name="Source_20_Text"><text:span text:style-name="T152">val</text:span></text:span><text:span text:style-name="Source_20_Text"><text:span text:style-name="T154">ue</text:span></text:span><text:span text:style-name="Source_20_Text"><text:span text:style-name="T148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50">isInt8(&lt;value&gt;);</text:p>
            <text:p text:style-name="P50">isUInt8(&lt;value&gt;);</text:p>
            <text:p text:style-name="P50">isInt16(&lt;value&gt;);</text:p>
            <text:p text:style-name="P50">isUInt16(&lt;value&gt;);</text:p>
            <text:p text:style-name="P50">isInt32(&lt;value&gt;);</text:p>
            <text:p text:style-name="P50">isUInt32(&lt;value&gt;);</text:p>
            <text:p text:style-name="P50">isBigInt64(&lt;value&gt;);</text:p>
            <text:p text:style-name="P52"><text:span text:style-name="T183">i</text:span>sBigUInt64(&lt;value&gt;);</text:p>
            <text:p text:style-name="P52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4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8"><text:span text:style-name="Source_20_Text"><text:span text:style-name="T30">getCookie([name]);</text:span></text:span></text:p>
            <text:p text:style-name="P88"><text:span text:style-name="Source_20_Text"><text:span text:style-name="T30">hasCookie(&lt;name&gt;);</text:span></text:span></text:p>
            <text:p text:style-name="P89"><text:span text:style-name="Source_20_Text"><text:span text:style-name="T30">setCookie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text:span text:style-name="Source_20_Text"><text:span text:style-name="T30"> setCookie(&lt;name&gt;,&lt;value&gt;[,hours</text:span></text:span><text:span text:style-name="Source_20_Text"><text:span text:style-name="T38">=8760</text:span></text:span><text:span text:style-name="Source_20_Text"><text:span text:style-name="T30">[,path</text:span></text:span><text:span text:style-name="Source_20_Text"><text:span text:style-name="T38">="/"</text:span></text:span><text:span text:style-name="Source_20_Text"><text:span text:style-name="T30">[,domain[,secure[,SameSite</text:span></text:span><text:span text:style-name="Source_20_Text"><text:span text:style-name="T38">=</text:span></text:span><text:span text:style-name="Source_20_Text"><text:span text:style-name="T89">"Lax"</text:span></text:span><text:span text:style-name="Source_20_Text"><text:span text:style-name="T30">[,HttpOnly]]]]]]);</text:span></text:span></text:p>
            <text:p text:style-name="P89"><text:span text:style-name="Source_20_Text"><text:span text:style-name="T30">removeCookie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/text:p>
            <text:p text:style-name="P87"><text:span text:style-name="Source_20_Text"><text:span text:style-name="T30">removeCookie(&lt;name&gt;[,path</text:span></text:span><text:span text:style-name="Source_20_Text"><text:span text:style-name="T38">="/"</text:span></text:span><text:span text:style-name="Source_20_Text"><text:span text:style-name="T30">[,domain[,secure[,SameSite</text:span></text:span><text:span text:style-name="Source_20_Text"><text:span text:style-name="T38">=</text:span></text:span><text:span text:style-name="Source_20_Text"><text:span text:style-name="T89">"Lax"</text:span></text:span><text:span text:style-name="Source_20_Text"><text:span text:style-name="T30">[,HttpOnly]]]]]);</text:span></text:span></text:p>
            <text:p text:style-name="P89"><text:span text:style-name="Source_20_Text"><text:span text:style-name="T30">clearCookies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/text:p>
            <text:p text:style-name="P87"><text:span text:style-name="Source_20_Text"><text:span text:style-name="T30">clearCookies([path</text:span></text:span><text:span text:style-name="Source_20_Text"><text:span text:style-name="T38">="/"</text:span></text:span><text:span text:style-name="Source_20_Text"><text:span text:style-name="T30">[,domain[,</text:span></text:span><text:span text:style-name="Source_20_Text"><text:span text:style-name="T96">sec</text:span></text:span><text:span text:style-name="Source_20_Text"><text:span text:style-name="T30">[,SameSite</text:span></text:span><text:span text:style-name="Source_20_Text"><text:span text:style-name="T38">=</text:span></text:span><text:span text:style-name="Source_20_Text"><text:span text:style-name="T89">"Lax"</text:span></text:span><text:span text:style-name="Source_20_Text"><text:span text:style-name="T30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1">AJAX and CORS <text:span text:style-name="T187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7"><text:span text:style-name="Source_20_Text"><text:span text:style-name="T30">getText(&lt;url&gt;,&lt;success&gt;);</text:span></text:span></text:p>
            <text:p text:style-name="P97"><text:span text:style-name="Source_20_Text"><text:span text:style-name="T30">getJson(&lt;url&gt;,&lt;success&gt;);</text:span></text:span></text:p>
            <text:p text:style-name="P96"><text:span text:style-name="Source_20_Text"><text:span text:style-name="T30">ajax(&lt;Options obj</text:span></text:span><text:span text:style-name="Source_20_Text"><text:span text:style-name="T31">ect</text:span></text:span><text:span text:style-name="Source_20_Text"><text:span text:style-name="T30">&gt;);</text:span></text:span></text:p>
            <text:p text:style-name="P83"><text:span text:style-name="Source_20_Text"><text:span text:style-name="T3">Options object properties (* = default value):</text:span></text:span><text:span text:style-name="Source_20_Text"><text:span text:style-name="T30"> url: </text:span></text:span><text:span text:style-name="Source_20_Text"><text:span text:style-name="T66">string</text:span></text:span><text:span text:style-name="Source_20_Text"><text:span text:style-name="T30">, data: </text:span></text:span><text:span text:style-name="Source_20_Text"><text:span text:style-name="T66">string</text:span></text:span><text:span text:style-name="Source_20_Text"><text:span text:style-name="T30">, queryType: </text:span></text:span><text:span text:style-name="Source_20_Text"><text:span text:style-name="T66">*"ajax"/"cors"</text:span></text:span><text:span text:style-name="Source_20_Text"><text:span text:style-name="T30">, type: </text:span></text:span><text:span text:style-name="Source_20_Text"><text:span text:style-name="T66">*"get"/"post"</text:span></text:span><text:span text:style-name="Source_20_Text"><text:span text:style-name="T30">, success: </text:span></text:span><text:span text:style-name="Source_20_Text"><text:span text:style-name="T66">function</text:span></text:span><text:span text:style-name="Source_20_Text"><text:span text:style-name="T30">, error: </text:span></text:span><text:span text:style-name="Source_20_Text"><text:span text:style-name="T66">function</text:span></text:span><text:span text:style-name="Source_20_Text"><text:span text:style-name="T30">, format: </text:span></text:span><text:span text:style-name="Source_20_Text"><text:span text:style-name="T66">*"text"/"json"/"xml"</text:span></text:span><text:span text:style-name="Source_20_Text"><text:span text:style-name="T30">, user: </text:span></text:span><text:span text:style-name="Source_20_Text"><text:span text:style-name="T66">string</text:span></text:span><text:span text:style-name="Source_20_Text"><text:span text:style-name="T30">, password: </text:span></text:span><text:span text:style-name="Source_20_Text"><text:span text:style-name="T66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5-14T17:32:30.439000000</dc:date>
    <meta:print-date>2019-08-23T14:41:00Z</meta:print-date>
    <meta:editing-cycles>766</meta:editing-cycles>
    <meta:editing-duration>PT16H36M37S</meta:editing-duration>
    <meta:document-statistic meta:table-count="3" meta:image-count="0" meta:object-count="0" meta:page-count="3" meta:paragraph-count="280" meta:word-count="374" meta:character-count="8209" meta:non-whitespace-character-count="8097"/>
    <meta:template xlink:type="simple" xlink:actuate="onRequest" xlink:title="" xlink:href="Normal.dotm"/>
  </office:meta>
</office:document-meta>
</file>